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0.32mm" svg:y="15.68mm">
            <loext:p draw:notify-on-update-of-ranges="Sheet1.A2:Sheet1.A9 Sheet1.B1:Sheet1.B1 Sheet1.B2:Sheet1.B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mm" svg:height="90.09mm" svg:x="130.43mm" svg:y="110.64mm">
            <loext:p draw:notify-on-update-of-ranges="Sheet1.B13:Sheet1.B22 Sheet1.C12:Sheet1.C12 Sheet1.C13:Sheet1.C22 Sheet1.E12:Sheet1.E12 Sheet1.E13:Sheet1.E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2"/>
          <table:table-cell table:style-name="ce1" office:value-type="string" calcext:value-type="string">
            <text:p>N’ = 61454</text:p>
          </table:table-cell>
          <table:table-cell table:style-name="ce1"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table:style-name="ce1" office:value-type="string" calcext:value-type="string">
            <text:p>N=100000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.14" calcext:value-type="float">
            <text:p>13.14</text:p>
          </table:table-cell>
          <table:table-cell office:value-type="float" office:value="1.65" calcext:value-type="float">
            <text:p>1.65</text:p>
          </table:table-cell>
          <table:table-cell table:number-columns-repeated="2"/>
          <table:table-cell table:style-name="ce1" office:value-type="string" calcext:value-type="string">
            <text:p>Deg=10%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.11" calcext:value-type="float">
            <text:p>35.11</text:p>
          </table:table-cell>
          <table:table-cell office:value-type="float" office:value="2.71" calcext:value-type="float">
            <text:p>2.71</text:p>
          </table:table-cell>
          <table:table-cell table:number-columns-repeated="1021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22.71" calcext:value-type="float">
            <text:p>122.71</text:p>
          </table:table-cell>
          <table:table-cell office:value-type="float" office:value="4.44" calcext:value-type="float">
            <text:p>4.44</text:p>
          </table:table-cell>
          <table:table-cell table:number-columns-repeated="1021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67.96" calcext:value-type="float">
            <text:p>467.96</text:p>
          </table:table-cell>
          <table:table-cell office:value-type="float" office:value="7.87" calcext:value-type="float">
            <text:p>7.87</text:p>
          </table:table-cell>
          <table:table-cell table:number-columns-repeated="1021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1842.2" calcext:value-type="float">
            <text:p>1842.2</text:p>
          </table:table-cell>
          <table:table-cell office:value-type="float" office:value="16.44" calcext:value-type="float">
            <text:p>16.44</text:p>
          </table:table-cell>
          <table:table-cell table:number-columns-repeated="1021"/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4116.98" calcext:value-type="float">
            <text:p>4116.98</text:p>
          </table:table-cell>
          <table:table-cell office:value-type="float" office:value="33.66" calcext:value-type="float">
            <text:p>33.66</text:p>
          </table:table-cell>
          <table:table-cell table:number-columns-repeated="1021"/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4134.64" calcext:value-type="float">
            <text:p>4134.64</text:p>
          </table:table-cell>
          <table:table-cell office:value-type="float" office:value="63.57" calcext:value-type="float">
            <text:p>63.57</text:p>
          </table:table-cell>
          <table:table-cell table:number-columns-repeated="1021"/>
        </table:table-row>
        <table:table-row table:style-name="ro1">
          <table:table-cell office:value-type="float" office:value="380000000" calcext:value-type="float">
            <text:p>380000000</text:p>
          </table:table-cell>
          <table:table-cell/>
          <table:table-cell table:formula="of:=[.A10]/10000" office:value-type="float" office:value="38000" calcext:value-type="float">
            <text:p>38000</text:p>
          </table:table-cell>
          <table:table-cell table:formula="of:=([.C10]/60/24)*8" office:value-type="float" office:value="211.111111111111" calcext:value-type="float">
            <text:p>211.11111111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processing time</text:p>
          </table:table-cell>
          <table:table-cell table:style-name="ce1" office:value-type="string" calcext:value-type="string">
            <text:p>search time</text:p>
          </table:table-cell>
          <table:table-cell table:number-columns-repeated="1019"/>
        </table:table-row>
        <table:table-row table:style-name="ro1">
          <table:table-cell table:style-name="ce2" office:value-type="float" office:value="320000" calcext:value-type="float">
            <text:p>320000</text:p>
          </table:table-cell>
          <table:table-cell table:style-name="ce2" office:value-type="float" office:value="222.86" calcext:value-type="float">
            <text:p>222.86</text:p>
          </table:table-cell>
          <table:table-cell table:style-name="ce2" office:value-type="float" office:value="30.88" calcext:value-type="float">
            <text:p>30.88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table:formula="of:=[.C13]-[.D13]" office:value-type="float" office:value="29.66" calcext:value-type="float">
            <text:p>29.6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20000" calcext:value-type="float">
            <text:p>320000</text:p>
          </table:table-cell>
          <table:table-cell table:style-name="ce2" office:value-type="float" office:value="428.12" calcext:value-type="float">
            <text:p>428.12</text:p>
          </table:table-cell>
          <table:table-cell table:style-name="ce2" office:value-type="float" office:value="30.97" calcext:value-type="float">
            <text:p>30.97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formula="of:=[.C14]-[.D14]" office:value-type="float" office:value="29.57" calcext:value-type="float">
            <text:p>29.5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20000" calcext:value-type="float">
            <text:p>320000</text:p>
          </table:table-cell>
          <table:table-cell table:style-name="ce2" office:value-type="float" office:value="633.43" calcext:value-type="float">
            <text:p>633.43</text:p>
          </table:table-cell>
          <table:table-cell table:style-name="ce2" office:value-type="float" office:value="30.93" calcext:value-type="float">
            <text:p>30.93</text:p>
          </table:table-cell>
          <table:table-cell table:style-name="ce2" office:value-type="float" office:value="1.56" calcext:value-type="float">
            <text:p>1.56</text:p>
          </table:table-cell>
          <table:table-cell table:formula="of:=[.C15]-[.D15]" office:value-type="float" office:value="29.37" calcext:value-type="float">
            <text:p>29.3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20000" calcext:value-type="float">
            <text:p>320000</text:p>
          </table:table-cell>
          <table:table-cell table:style-name="ce2" office:value-type="float" office:value="838.57" calcext:value-type="float">
            <text:p>838.57</text:p>
          </table:table-cell>
          <table:table-cell table:style-name="ce2" office:value-type="float" office:value="31.14" calcext:value-type="float">
            <text:p>31.14</text:p>
          </table:table-cell>
          <table:table-cell table:style-name="ce2" office:value-type="float" office:value="1.71" calcext:value-type="float">
            <text:p>1.71</text:p>
          </table:table-cell>
          <table:table-cell table:formula="of:=[.C16]-[.D16]" office:value-type="float" office:value="29.43" calcext:value-type="float">
            <text:p>29.43</text:p>
          </table:table-cell>
          <table:table-cell table:style-name="ce2" table:number-columns-repeated="1019"/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042.83" calcext:value-type="float">
            <text:p>1042.83</text:p>
          </table:table-cell>
          <table:table-cell office:value-type="float" office:value="31.32" calcext:value-type="float">
            <text:p>31.32</text:p>
          </table:table-cell>
          <table:table-cell office:value-type="float" office:value="1.88" calcext:value-type="float">
            <text:p>1.88</text:p>
          </table:table-cell>
          <table:table-cell table:formula="of:=[.C17]-[.D17]" office:value-type="float" office:value="29.44" calcext:value-type="float">
            <text:p>29.44</text:p>
          </table:table-cell>
          <table:table-cell table:number-columns-repeated="1019"/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2067.39" calcext:value-type="float">
            <text:p>2067.39</text:p>
          </table:table-cell>
          <table:table-cell office:value-type="float" office:value="32.13" calcext:value-type="float">
            <text:p>32.13</text:p>
          </table:table-cell>
          <table:table-cell office:value-type="float" office:value="2.7" calcext:value-type="float">
            <text:p>2.7</text:p>
          </table:table-cell>
          <table:table-cell table:formula="of:=[.C18]-[.D18]" office:value-type="float" office:value="29.43" calcext:value-type="float">
            <text:p>29.43</text:p>
          </table:table-cell>
          <table:table-cell table:number-columns-repeated="1019"/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3092.24" calcext:value-type="float">
            <text:p>3092.24</text:p>
          </table:table-cell>
          <table:table-cell office:value-type="float" office:value="32.88" calcext:value-type="float">
            <text:p>32.88</text:p>
          </table:table-cell>
          <table:table-cell office:value-type="float" office:value="3.6" calcext:value-type="float">
            <text:p>3.6</text:p>
          </table:table-cell>
          <table:table-cell table:formula="of:=[.C19]-[.D19]" office:value-type="float" office:value="29.28" calcext:value-type="float">
            <text:p>29.28</text:p>
          </table:table-cell>
          <table:table-cell table:number-columns-repeated="1019"/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4116.98" calcext:value-type="float">
            <text:p>4116.98</text:p>
          </table:table-cell>
          <table:table-cell office:value-type="float" office:value="33.66" calcext:value-type="float">
            <text:p>33.66</text:p>
          </table:table-cell>
          <table:table-cell office:value-type="float" office:value="4.46" calcext:value-type="float">
            <text:p>4.46</text:p>
          </table:table-cell>
          <table:table-cell table:formula="of:=[.C20]-[.D20]" office:value-type="float" office:value="29.2" calcext:value-type="float">
            <text:p>29.2</text:p>
          </table:table-cell>
          <table:table-cell table:number-columns-repeated="1019"/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5141.91" calcext:value-type="float">
            <text:p>5141.91</text:p>
          </table:table-cell>
          <table:table-cell office:value-type="float" office:value="34.56" calcext:value-type="float">
            <text:p>34.56</text:p>
          </table:table-cell>
          <table:table-cell office:value-type="float" office:value="5.37" calcext:value-type="float">
            <text:p>5.37</text:p>
          </table:table-cell>
          <table:table-cell table:formula="of:=[.C21]-[.D21]" office:value-type="float" office:value="29.19" calcext:value-type="float">
            <text:p>29.19</text:p>
          </table:table-cell>
          <table:table-cell table:number-columns-repeated="1019"/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6166.71" calcext:value-type="float">
            <text:p>6166.71</text:p>
          </table:table-cell>
          <table:table-cell office:value-type="float" office:value="34.94" calcext:value-type="float">
            <text:p>34.94</text:p>
          </table:table-cell>
          <table:table-cell office:value-type="float" office:value="6.22" calcext:value-type="float">
            <text:p>6.22</text:p>
          </table:table-cell>
          <table:table-cell table:formula="of:=[.C22]-[.D22]" office:value-type="float" office:value="28.72" calcext:value-type="float">
            <text:p>28.7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9:07:12.778096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7:16:08.454341145</meta:creation-date>
    <dc:date>2017-09-06T19:14:43.177224961</dc:date>
    <meta:editing-duration>PT36M59S</meta:editing-duration>
    <meta:editing-cycles>7</meta:editing-cycles>
    <meta:generator>LibreOffice/5.1.4.2$Linux_X86_64 LibreOffice_project/10m0$Build-2</meta:generator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58cm" svg:y="0.316cm" chart:style-name="ch2">
          <text:p>MultiEDSM Time and Memory consumption with increasing M</text:p>
        </chart:title>
        <chart:subtitle svg:x="5.654cm" svg:y="1.275cm" chart:style-name="ch3">
          <text:p>Maximum memory = 4GB</text:p>
        </chart:subtitle>
        <chart:legend chart:legend-position="end" svg:x="13.412cm" svg:y="3.952cm" style:legend-expansion="high" chart:style-name="ch4"/>
        <chart:plot-area chart:style-name="ch5" table:cell-range-address="Sheet1.A2:Sheet1.C9 Sheet1.B1:Sheet1.C1" chart:data-source-has-labels="both" svg:x="1.331cm" svg:y="2.138cm" svg:width="10.88cm" svg:height="5.701cm">
          <chartooo:coordinate-region svg:x="1.952cm" svg:y="2.338cm" svg:width="9.266cm" svg:height="4.854cm"/>
          <chart:axis chart:dimension="x" chart:name="primary-x" chart:style-name="ch6" chartooo:axis-type="auto">
            <chartooo:date-scale/>
            <chart:title svg:x="6.581cm" svg:y="8.019cm" chart:style-name="ch7">
              <text:p>M</text:p>
            </chart:title>
            <chart:categories table:cell-range-address="Sheet1.A2:Sheet1.A9"/>
          </chart:axis>
          <chart:axis chart:dimension="y" chart:name="primary-y" chart:style-name="ch6">
            <chart:title svg:x="0.451cm" svg:y="5.614cm" chart:style-name="ch8">
              <text:p>Time (s)</text:p>
            </chart:title>
            <chart:grid chart:style-name="ch9" chart:class="major"/>
          </chart:axis>
          <chart:axis chart:dimension="y" chart:name="secondary-y" chart:style-name="ch10">
            <chart:title svg:x="12.531cm" svg:y="6.011cm" chart:style-name="ch8">
              <text:p>Memory (MB)</text:p>
            </chart:title>
          </chart:axis>
          <chart:series chart:attached-axis="secondary-y" chart:style-name="ch11" chart:values-cell-range-address="Sheet1.B2:Sheet1.B9" chart:label-cell-address="Sheet1.B1:Sheet1.B1" chart:class="chart:line">
            <chart:data-point chart:repeated="8"/>
          </chart:series>
          <chart:series chart:attached-axis="primary-y" chart:style-name="ch12" chart:values-cell-range-address="Sheet1.C2:Sheet1.C9" chart:label-cell-address="Sheet1.C1:Sheet1.C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</text:p>
                <draw:g>
                  <svg:desc>Sheet1.B1:Sheet1.B1</svg:desc>
                </draw:g>
              </table:table-cell>
              <table:table-cell office:value-type="string">
                <text:p>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A2:Sheet1.A9</svg:desc>
                </draw:g>
              </table:table-cell>
              <table:table-cell office:value-type="float" office:value="13">
                <text:p>13</text:p>
                <draw:g>
                  <svg:desc>Sheet1.B2:Sheet1.B9</svg:desc>
                </draw:g>
              </table:table-cell>
              <table:table-cell office:value-type="float" office:value="1.22">
                <text:p>1.22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.14">
                <text:p>13.1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.11">
                <text:p>35.1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22.71">
                <text:p>122.71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67.96">
                <text:p>467.96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842.2">
                <text:p>1842.2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4116.98">
                <text:p>4116.98</text:p>
              </table:table-cell>
              <table:table-cell office:value-type="float" office:value="33.66">
                <text:p>33.66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4134.64">
                <text:p>4134.64</text:p>
              </table:table-cell>
              <table:table-cell office:value-type="float" office:value="63.57">
                <text:p>63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4.244cm" svg:y="0.316cm" chart:style-name="ch2">
          <text:p>Time taken with allotted memory limit</text:p>
        </chart:title>
        <chart:subtitle svg:x="6.903cm" svg:y="1.275cm" chart:style-name="ch3">
          <text:p>M = 320000</text:p>
        </chart:subtitle>
        <chart:legend chart:legend-position="end" svg:x="12.868cm" svg:y="3.957cm" style:legend-expansion="high" chart:style-name="ch4"/>
        <chart:plot-area chart:style-name="ch5" table:cell-range-address="Sheet1.B13:Sheet1.C22 Sheet1.C12:Sheet1.C12 Sheet1.E12:Sheet1.E22" chart:data-source-has-labels="both" svg:x="1.331cm" svg:y="2.138cm" svg:width="11.217cm" svg:height="5.711cm">
          <chartooo:coordinate-region svg:x="1.952cm" svg:y="2.138cm" svg:width="10.205cm" svg:height="4.121cm"/>
          <chart:axis chart:dimension="x" chart:name="primary-x" chart:style-name="ch6" chartooo:axis-type="auto">
            <chartooo:date-scale/>
            <chart:title svg:x="5.916cm" svg:y="8.029cm" chart:style-name="ch7">
              <text:p>Memory (MB)</text:p>
            </chart:title>
            <chart:categories table:cell-range-address="Sheet1.B13:Sheet1.B22"/>
          </chart:axis>
          <chart:axis chart:dimension="y" chart:name="primary-y" chart:style-name="ch8">
            <chart:title svg:x="0.451cm" svg:y="5.619cm" chart:style-name="ch9">
              <text:p>Time (s)</text:p>
            </chart:title>
            <chart:grid chart:style-name="ch10" chart:class="major"/>
          </chart:axis>
          <chart:series chart:style-name="ch11" chart:values-cell-range-address="Sheet1.C13:Sheet1.C22" chart:label-cell-address="Sheet1.C12:Sheet1.C12" chart:class="chart:line">
            <chart:data-point chart:repeated="10"/>
          </chart:series>
          <chart:series chart:style-name="ch12" chart:values-cell-range-address="Sheet1.E13:Sheet1.E22" chart:label-cell-address="Sheet1.E12:Sheet1.E1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C12:Sheet1.C12</svg:desc>
                </draw:g>
              </table:table-cell>
              <table:table-cell office:value-type="string">
                <text:p>search tim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222.86">
                <text:p>222.86</text:p>
                <draw:g>
                  <svg:desc>Sheet1.B13:Sheet1.B22</svg:desc>
                </draw:g>
              </table:table-cell>
              <table:table-cell office:value-type="float" office:value="30.88">
                <text:p>30.88</text:p>
                <draw:g>
                  <svg:desc>Sheet1.C13:Sheet1.C22</svg:desc>
                </draw:g>
              </table:table-cell>
              <table:table-cell office:value-type="float" office:value="29.66">
                <text:p>29.66</text:p>
                <draw:g>
                  <svg:desc>Sheet1.E13:Sheet1.E22</svg:desc>
                </draw:g>
              </table:table-cell>
            </table:table-row>
            <table:table-row>
              <table:table-cell office:value-type="float" office:value="428.12">
                <text:p>428.12</text:p>
              </table:table-cell>
              <table:table-cell office:value-type="float" office:value="30.97">
                <text:p>30.97</text:p>
              </table:table-cell>
              <table:table-cell office:value-type="float" office:value="29.57">
                <text:p>29.57</text:p>
              </table:table-cell>
            </table:table-row>
            <table:table-row>
              <table:table-cell office:value-type="float" office:value="633.43">
                <text:p>633.43</text:p>
              </table:table-cell>
              <table:table-cell office:value-type="float" office:value="30.93">
                <text:p>30.93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float" office:value="838.57">
                <text:p>838.57</text:p>
              </table:table-cell>
              <table:table-cell office:value-type="float" office:value="31.14">
                <text:p>31.14</text:p>
              </table:table-cell>
              <table:table-cell office:value-type="float" office:value="29.43">
                <text:p>29.43</text:p>
              </table:table-cell>
            </table:table-row>
            <table:table-row>
              <table:table-cell office:value-type="float" office:value="1042.83">
                <text:p>1042.83</text:p>
              </table:table-cell>
              <table:table-cell office:value-type="float" office:value="31.32">
                <text:p>31.32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float" office:value="2067.39">
                <text:p>2067.39</text:p>
              </table:table-cell>
              <table:table-cell office:value-type="float" office:value="32.13">
                <text:p>32.13</text:p>
              </table:table-cell>
              <table:table-cell office:value-type="float" office:value="29.43">
                <text:p>29.43</text:p>
              </table:table-cell>
            </table:table-row>
            <table:table-row>
              <table:table-cell office:value-type="float" office:value="3092.24">
                <text:p>3092.24</text:p>
              </table:table-cell>
              <table:table-cell office:value-type="float" office:value="32.88">
                <text:p>32.88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float" office:value="4116.98">
                <text:p>4116.98</text:p>
              </table:table-cell>
              <table:table-cell office:value-type="float" office:value="33.66">
                <text:p>33.6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5141.91">
                <text:p>5141.91</text:p>
              </table:table-cell>
              <table:table-cell office:value-type="float" office:value="34.56">
                <text:p>34.56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float" office:value="6166.71">
                <text:p>6166.71</text:p>
              </table:table-cell>
              <table:table-cell office:value-type="float" office:value="34.94">
                <text:p>34.94</text:p>
              </table:table-cell>
              <table:table-cell office:value-type="float" office:value="28.72">
                <text:p>28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